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HERIFF" svg:font-family="'Liberation SHERIFF'"/>
    <style:font-face style:name="Liberation Sheriff" svg:font-family="'Liberation Sheriff'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style:font-size-asian="12pt" style:font-weight-asian="normal" style:font-name-complex="Times New Roman1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heriff" fo:font-size="12pt" style:text-underline-style="none" fo:font-weight="bold" style:font-size-asian="12pt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heriff" fo:font-size="12pt" style:text-underline-style="none" fo:font-weight="normal" style:font-size-asian="12pt" style:font-weight-asian="normal" style:font-name-complex="Times New Roman1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heriff" fo:font-size="10pt" style:text-underline-style="none" fo:font-weight="normal" style:font-size-asian="8.75pt" style:font-weight-asian="normal" style:font-name-complex="Times New Roman1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style:font-size-asian="12pt" style:font-weight-asian="normal" style:font-name-complex="Times New Roman1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Liberation Sheriff" fo:font-size="10pt" style:text-underline-style="none" fo:font-weight="normal" style:font-size-asian="8.75pt" style:font-weight-asian="normal" style:font-name-complex="Times New Roman1" style:font-size-complex="10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Liberation Sheriff" fo:font-size="10pt" style:text-underline-style="none" fo:font-weight="normal" style:font-size-asian="8.75pt" style:font-weight-asian="normal" style:font-name-complex="Times New Roman1" style:font-size-complex="10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Liberation Sheriff" fo:font-size="10pt" style:text-underline-style="none" fo:font-weight="normal" style:font-size-asian="8.75pt" style:font-weight-asian="normal" style:font-name-complex="Times New Roman1" style:font-size-complex="10pt" style:font-weight-complex="normal"/>
    </style:style>
    <style:style style:name="P14" style:family="paragraph" style:parent-style-name="Standard" style:list-style-name="L8">
      <style:paragraph-properties fo:text-align="start" style:justify-single-word="false"/>
      <style:text-properties style:font-name="Liberation Sheriff" fo:font-size="12pt" style:text-underline-style="none" fo:font-weight="normal" style:font-size-asian="10.5pt" style:font-weight-asian="normal" style:font-name-complex="Times New Roman1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heriff" fo:font-size="12pt" style:text-underline-style="none" fo:font-weight="normal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heriff" fo:font-size="12pt" style:text-underline-style="none" fo:font-weight="bold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4pt" style:text-underline-style="none" style:font-size-asian="12.25pt" style:font-size-complex="14pt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4pt" style:text-underline-style="none" style:font-size-asian="12.25pt" style:font-size-complex="14pt"/>
    </style:style>
    <style:style style:name="P19" style:family="paragraph" style:parent-style-name="Standard" style:list-style-name="L4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20" style:family="paragraph" style:parent-style-name="Standard" style:list-style-name="L5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21" style:family="paragraph" style:parent-style-name="Standard" style:list-style-name="L6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22" style:family="paragraph" style:parent-style-name="Standard" style:list-style-name="L7">
      <style:paragraph-properties fo:text-align="start" style:justify-single-word="false"/>
    </style:style>
    <style:style style:name="P23" style:family="paragraph" style:parent-style-name="Standard" style:list-style-name="L8">
      <style:paragraph-properties fo:text-align="start" style:justify-single-word="false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style:font-size-asian="10.5pt" style:font-weight-asian="normal" style:font-name-complex="Times New Roman1" style:font-size-complex="12pt" style:font-weight-complex="normal"/>
    </style:style>
    <style:style style:name="P25" style:family="paragraph" style:parent-style-name="Standard" style:list-style-name="L7">
      <style:paragraph-properties fo:text-align="start" style:justify-single-word="false"/>
      <style:text-properties style:font-name="Liberation Serif" fo:font-size="12pt" style:text-underline-style="none" fo:font-weight="normal" style:font-size-asian="10.5pt" style:font-weight-asian="normal" style:font-name-complex="Times New Roman1" style:font-size-complex="12pt" style:font-weight-complex="normal"/>
    </style:style>
    <style:style style:name="P26" style:family="paragraph" style:parent-style-name="Standard" style:list-style-name="L8">
      <style:paragraph-properties fo:text-align="start" style:justify-single-word="false"/>
      <style:text-properties style:font-name="Liberation Serif" fo:font-size="12pt" style:text-underline-style="none" fo:font-weight="normal" style:font-size-asian="10.5pt" style:font-weight-asian="normal" style:font-name-complex="Times New Roman1" style:font-size-complex="12pt" style:font-weight-complex="normal"/>
    </style:style>
    <style:style style:name="P27" style:family="paragraph" style:parent-style-name="Standard" style:list-style-name="L9">
      <style:paragraph-properties fo:text-align="start" style:justify-single-word="false"/>
      <style:text-properties style:font-name="Liberation Serif" fo:font-size="12pt" style:text-underline-style="none" fo:font-weight="normal" style:font-size-asian="10.5pt" style:font-weight-asian="normal" style:font-name-complex="Times New Roman1" style:font-size-complex="12pt" style:font-weight-complex="normal"/>
    </style:style>
    <style:style style:name="P28" style:family="paragraph" style:parent-style-name="Standard" style:list-style-name="L10">
      <style:paragraph-properties fo:text-align="start" style:justify-single-word="false"/>
      <style:text-properties style:font-name="Liberation Serif" fo:font-size="12pt" style:text-underline-style="none" fo:font-weight="normal" style:font-size-asian="12pt" style:font-weight-asian="normal" style:font-name-complex="Times New Roman1" style:font-size-complex="12pt" style:font-weight-complex="normal"/>
    </style:style>
    <style:style style:name="P29" style:family="paragraph" style:parent-style-name="List_20_Paragraph" style:list-style-name="WWNum3">
      <style:paragraph-properties fo:line-height="150%"/>
      <style:text-properties style:font-name="Times New Roman" fo:font-size="12pt" style:font-size-asian="12pt" style:font-name-complex="Times New Roman1" style:font-size-complex="12pt"/>
    </style:style>
    <style:style style:name="P30" style:family="paragraph" style:parent-style-name="List_20_Paragraph" style:list-style-name="WWNum3">
      <style:paragraph-properties fo:line-height="15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Liberation Sheriff" fo:font-size="12pt" fo:font-weight="bold" style:font-size-asian="12pt" style:font-weight-asian="bold" style:font-name-complex="Times New Roman1" style:font-size-complex="12pt" style:font-weight-complex="bold"/>
    </style:style>
    <style:style style:name="T6" style:family="text">
      <style:text-properties style:font-name="Liberation Sheriff" fo:font-size="12pt" style:text-underline-style="none" fo:font-weight="normal" style:font-size-asian="10.5pt" style:font-weight-asian="normal" style:font-name-complex="Times New Roman1" style:font-size-complex="12pt" style:font-weight-complex="normal"/>
    </style:style>
    <style:style style:name="T7" style:family="text">
      <style:text-properties style:font-name="Liberation Sheriff" fo:font-size="10pt" fo:font-weight="normal" style:font-size-asian="8.75pt" style:font-weight-asian="normal" style:font-name-complex="Times New Roman1" style:font-size-complex="10pt" style:font-weight-complex="normal"/>
    </style:style>
    <style:style style:name="T8" style:family="text">
      <style:text-properties style:font-name="Liberation SHERIFF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style:text-position="super 58%" style:font-name="Times New Roman" fo:font-size="12pt" style:font-size-asian="12pt" style:font-name-complex="Times New Roman1" style:font-size-complex="12pt"/>
    </style:style>
    <style:style style:name="T11" style:family="text">
      <style:text-properties style:text-position="super 58%"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12" style:family="text">
      <style:text-properties style:font-name="Liberation Serif" fo:font-size="12pt" style:text-underline-style="none" fo:font-weight="normal" style:font-size-asian="10.5pt" style:font-weight-asian="normal" style:font-name-complex="Times New Roman1" style:font-size-complex="12pt" style:font-weight-complex="normal"/>
    </style:style>
    <style:style style:name="T13" style:family="text">
      <style:text-properties style:font-name="Liberation Serif" fo:font-size="12pt" style:text-underline-style="none" fo:font-weight="normal" style:font-size-asian="12pt" style:font-weight-asian="normal" style:font-name-complex="Times New Roman1" style:font-size-complex="12pt" style:font-weight-complex="normal"/>
    </style:style>
    <style:style style:name="T14" style:family="text">
      <style:text-properties style:font-name="Liberation Serif" fo:font-size="12pt" style:text-underline-style="none" fo:font-weight="bold" style:font-size-asian="10.5pt" style:font-weight-asian="bold" style:font-name-complex="Times New Roman1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146in" fo:text-indent="-0.25in" fo:margin-left="1.01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646in" fo:text-indent="-0.25in" fo:margin-left="1.26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146in" fo:text-indent="-0.25in" fo:margin-left="1.51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646in" fo:text-indent="-0.25in" fo:margin-left="1.76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146in" fo:text-indent="-0.25in" fo:margin-left="2.01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646in" fo:text-indent="-0.25in" fo:margin-left="2.26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146in" fo:text-indent="-0.25in" fo:margin-left="2.51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646in" fo:text-indent="-0.25in" fo:margin-left="2.76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146in" fo:text-indent="-0.25in" fo:margin-left="3.01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646in" fo:text-indent="-0.25in" fo:margin-left="3.2646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646in" fo:text-indent="-0.25in" fo:margin-left="0.76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146in" fo:text-indent="-0.25in" fo:margin-left="1.01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646in" fo:text-indent="-0.25in" fo:margin-left="1.26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146in" fo:text-indent="-0.25in" fo:margin-left="1.51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646in" fo:text-indent="-0.25in" fo:margin-left="1.76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146in" fo:text-indent="-0.25in" fo:margin-left="2.01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646in" fo:text-indent="-0.25in" fo:margin-left="2.26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146in" fo:text-indent="-0.25in" fo:margin-left="2.51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646in" fo:text-indent="-0.25in" fo:margin-left="2.76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146in" fo:text-indent="-0.25in" fo:margin-left="3.0146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9"/><text:span text:style-name="T2">LABSHEET 5</text:span></text:p>
      <text:p text:style-name="P2"/>
      <text:p text:style-name="P3">1)</text:p>
      <text:p text:style-name="P4"><text:span text:style-name="T1"><text:s text:c="5"/></text:span><text:span text:style-name="T8">PROBLEM</text:span><text:span text:style-name="T9">:</text:span><text:span text:style-name="T1"> </text:span><text:span text:style-name="T3">Implement a singly linked list for functions like insertion, removal etc.</text:span></text:p>
      <text:p text:style-name="P5"/>
      <text:list xml:id="list582907640" text:style-name="WWNum3">
        <text:list-item>
          <text:p text:style-name="P29">Insert at beginning </text:p>
        </text:list-item>
        <text:list-item>
          <text:p text:style-name="P29">Insert at last position</text:p>
        </text:list-item>
        <text:list-item>
          <text:p text:style-name="P29">Insert at position “n”</text:p>
        </text:list-item>
        <text:list-item>
          <text:p text:style-name="P29">Remove first node</text:p>
        </text:list-item>
        <text:list-item>
          <text:p text:style-name="P29">Remove last node</text:p>
        </text:list-item>
        <text:list-item>
          <text:p text:style-name="P30"><text:span text:style-name="T4">Remove “n”</text:span><text:span text:style-name="T10">th</text:span><text:span text:style-name="T4"> node</text:span></text:p>
        </text:list-item>
        <text:list-item>
          <text:p text:style-name="P29">Find the number of elements </text:p>
        </text:list-item>
        <text:list-item>
          <text:p text:style-name="P29">Search for a node</text:p>
        </text:list-item>
        <text:list-item>
          <text:p text:style-name="P29">Display the list</text:p>
        </text:list-item>
      </text:list>
      <text:p text:style-name="P4"><text:span text:style-name="T3">Display the “n</text:span><text:span text:style-name="T11">th</text:span><text:span text:style-name="T3">” node</text:span></text:p>
      <text:p text:style-name="P5"/>
      <text:p text:style-name="P4"><text:span text:style-name="T3"><text:s text:c="5"/></text:span><text:span text:style-name="T5">ALGORITHM:</text:span></text:p>
      <text:p text:style-name="P4"/>
      <text:p text:style-name="P8">1. START.</text:p>
      <text:p text:style-name="P4"><text:span text:style-name="T7">2. Define a </text:span><text:span text:style-name="T7">structure node </text:span><text:span text:style-name="T7">for the </text:span><text:span text:style-name="T7">nodes of the</text:span><text:span text:style-name="T7"> list </text:span><text:span text:style-name="T7">with the data members as an integer for storing data and a pointer for storing the address of the next element.</text:span></text:p>
      <text:p text:style-name="P8">3. Define a class for the singly linked list containing the node and the functions for insertion deletion etc. as the members.</text:p>
      <text:p text:style-name="P8">4. Define a head which points to the first node of the list. If the list is empty, head is null.</text:p>
      <text:p text:style-name="P8"><text:s/>5.the member functions are:</text:p>
      <text:p text:style-name="P8"><text:s text:c="9"/>a) insert_beg() : for insertion in the beginning of the list.</text:p>
      <text:list xml:id="list5829076401" text:style-name="L1">
        <text:list-item>
          <text:p text:style-name="P11">create a new node using create_node().</text:p>
        </text:list-item>
        <text:list-item>
          <text:p text:style-name="P11">insert data and make it front</text:p>
        </text:list-item>
        <text:list-item>
          <text:p text:style-name="P11">if head =NULL, directly enter the node into the list by storing it in the head.</text:p>
        </text:list-item>
        <text:list-item>
          <text:p text:style-name="P11">Else, make the new node's next point to the previous front.</text:p>
        </text:list-item>
        <text:list-item>
          <text:p text:style-name="P11">Store the new node head.</text:p>
        </text:list-item>
        <text:list-item>
          <text:p text:style-name="P11">continue entering data in this manner.</text:p>
          <text:p text:style-name="P11"/>
        </text:list-item>
      </text:list>
      <text:p text:style-name="P8"><text:s text:c="7"/>b) insert_last() : insert at last position.</text:p>
      <text:p text:style-name="P8"><text:s text:c="18"/></text:p>
      <text:list xml:id="list1837066937" text:style-name="L2">
        <text:list-item>
          <text:p text:style-name="P12">create a new node and enter the data.</text:p>
        </text:list-item>
        <text:list-item>
          <text:p text:style-name="P12">If the list is empty, directly push the node into list by making it the front.</text:p>
        </text:list-item>
        <text:list-item>
          <text:p text:style-name="P12">Else, make the newly entered node's address store in a last pointer.</text:p>
        </text:list-item>
        <text:list-item>
          <text:p text:style-name="P17"><text:span text:style-name="T7">Each time a new node is entered, make the address pointer of the </text:span><text:span text:style-name="T7">present last point to the new node.</text:span></text:p>
          <text:p text:style-name="P12"/>
        </text:list-item>
        <text:list-item>
          <text:p text:style-name="P12">Make the new node as the last.</text:p>
        </text:list-item>
      </text:list>
      <text:p text:style-name="P4"/>
      <text:p text:style-name="P4"><text:span text:style-name="T7">c) </text:span><text:span text:style-name="T7">insert_n(int n) :</text:span></text:p>
      <text:list xml:id="list757887190" text:style-name="L3">
        <text:list-item>
          <text:p text:style-name="P18"><text:soft-page-break/><text:span text:style-name="T7">c</text:span><text:span text:style-name="T7">reate a new node and enter the data.</text:span></text:p>
        </text:list-item>
        <text:list-item>
          <text:p text:style-name="P13">Let n be the position where we are entering the data.</text:p>
        </text:list-item>
        <text:list-item>
          <text:p text:style-name="P13">If n=0, call insert_beg().</text:p>
        </text:list-item>
        <text:list-item>
          <text:p text:style-name="P13">Else, find the size of the list using find_size().</text:p>
        </text:list-item>
        <text:list-item>
          <text:p text:style-name="P13">Check if n&lt;=size of the list. Else it is not valid. </text:p>
        </text:list-item>
        <text:list-item>
          <text:p text:style-name="P13">If n is not valid, print an error. </text:p>
        </text:list-item>
        <text:list-item>
          <text:p text:style-name="P13">If n is valid, traverse the list until the (n-1)th node.</text:p>
        </text:list-item>
        <text:list-item>
          <text:p text:style-name="P18"><text:span text:style-name="T7">Enter the element in the nth position</text:span><text:span text:style-name="T7"> as we did before.</text:span></text:p>
        </text:list-item>
      </text:list>
      <text:p text:style-name="P9"/>
      <text:p text:style-name="P9">d) remove_first() :</text:p>
      <text:list xml:id="list1814867666" text:style-name="L4">
        <text:list-item>
          <text:p text:style-name="P19">if head is null, print “list is empty...no deletion possible!!!”</text:p>
        </text:list-item>
        <text:list-item>
          <text:p text:style-name="P19">else, if only a single element is present, make the head null and delete the node.</text:p>
        </text:list-item>
        <text:list-item>
          <text:p text:style-name="P19">Else, make the second element the top by making the head point to the address of the second element .</text:p>
        </text:list-item>
        <text:list-item>
          <text:p text:style-name="P19">Delete the first node.</text:p>
        </text:list-item>
        <text:list-item>
          <text:p text:style-name="P19">Continue the process if more elements need to be deleted until the stack is empty.</text:p>
          <text:p text:style-name="P19"/>
        </text:list-item>
      </text:list>
      <text:p text:style-name="P9">e) remove_last() :</text:p>
      <text:list xml:id="list844057562" text:style-name="L5">
        <text:list-item>
          <text:p text:style-name="P20">if head is null, print “no deletions possible!”.</text:p>
        </text:list-item>
        <text:list-item>
          <text:p text:style-name="P20">Else, find the size of the list using find_size() and make it size.</text:p>
        </text:list-item>
        <text:list-item>
          <text:p text:style-name="P20">traverse until (size - 1)th node.</text:p>
        </text:list-item>
        <text:list-item>
          <text:p text:style-name="P20">Create node *x.</text:p>
        </text:list-item>
        <text:list-item>
          <text:p text:style-name="P20">x= node-&gt;next. This stores the size th node (last) in x.</text:p>
        </text:list-item>
        <text:list-item>
          <text:p text:style-name="P20">make node-&gt;next = null (breaks the link).</text:p>
        </text:list-item>
        <text:list-item>
          <text:p text:style-name="P20">delete x.</text:p>
        </text:list-item>
      </text:list>
      <text:p text:style-name="P9"/>
      <text:p text:style-name="P9">f) remove_n(int n) :</text:p>
      <text:list xml:id="list381476629" text:style-name="L6">
        <text:list-header>
          <text:p text:style-name="P21"><text:s text:c="25"/></text:p>
        </text:list-header>
      </text:list>
      <text:list xml:id="list2042971775" text:style-name="L7">
        <text:list-item>
          <text:p text:style-name="P22"><text:span text:style-name="T12">for removing the nth node, if n=1, call </text:span><text:span text:style-name="T13">remove_first().</text:span></text:p>
        </text:list-item>
        <text:list-item>
          <text:p text:style-name="P22"><text:span text:style-name="T13">Find the size of the list using <text:s/>find_size(). <text:s/>If n=size, call</text:span><text:span text:style-name="T12"> </text:span><text:span text:style-name="T14"><text:s/></text:span><text:span text:style-name="T12">remove_last().</text:span></text:p>
        </text:list-item>
        <text:list-item>
          <text:p text:style-name="P25">Else, traverse the array until the (n-1)th position.</text:p>
        </text:list-item>
        <text:list-item>
          <text:p text:style-name="P25">Store node temp=t-&gt;next.</text:p>
        </text:list-item>
        <text:list-item>
          <text:p text:style-name="P25"><text:s/>Make t-&gt;next =temp-&gt;next.</text:p>
        </text:list-item>
        <text:list-item>
          <text:p text:style-name="P25">Free t.</text:p>
        </text:list-item>
      </text:list>
      <text:p text:style-name="P24"/>
      <text:p text:style-name="P24">g) find_size():</text:p>
      <text:p text:style-name="P24"/>
      <text:list xml:id="list410379600" text:style-name="L8">
        <text:list-item>
          <text:p text:style-name="P26">initialize s=0.</text:p>
        </text:list-item>
        <text:list-item>
          <text:p text:style-name="P26">traverse the array until node-&gt;next = null. </text:p>
        </text:list-item>
        <text:list-item>
          <text:p text:style-name="P26">Keep incrementing s in each traversal.</text:p>
        </text:list-item>
        <text:list-item>
          <text:p text:style-name="P26">Return s.</text:p>
        </text:list-item>
      </text:list>
      <text:p text:style-name="P24"/>
      <text:p text:style-name="P24">h) search_node(int var):</text:p>
      <text:list xml:id="list1760200560" text:style-name="L9">
        <text:list-item>
          <text:p text:style-name="P27"><text:s/>initialize s=0.</text:p>
        </text:list-item>
        <text:list-item>
          <text:p text:style-name="P27"><text:s text:c="2"/>Traverse the list until node-&gt;data = var. </text:p>
        </text:list-item>
        <text:list-item>
          <text:p text:style-name="P27">keep on incrementing s.</text:p>
        </text:list-item>
        <text:list-item>
          <text:p text:style-name="P27">print s if it is found.</text:p>
        </text:list-item>
        <text:list-item>
          <text:p text:style-name="P27"><text:soft-page-break/>Else, if it is not satisfied until the end of the list, <text:s/>print ”element not found in the list”.</text:p>
          <text:p text:style-name="P27"/>
          <text:p text:style-name="P27"/>
          <text:p text:style-name="P27">I) display( ) :</text:p>
          <text:p text:style-name="P27"/>
        </text:list-item>
        <text:list-item>
          <text:p text:style-name="P27">traverse the list until node-&gt;next = null.</text:p>
        </text:list-item>
        <text:list-item>
          <text:p text:style-name="P27">Print node-&gt;data in each iteration.</text:p>
          <text:p text:style-name="P27"/>
          <text:p text:style-name="P27"><text:s/></text:p>
        </text:list-item>
      </text:list>
      <text:list xml:id="list600608743" text:continue-list="list410379600" text:style-name="L8">
        <text:list-header>
          <text:p text:style-name="P23"><text:span text:style-name="T12">j) display_n(int n)</text:span><text:span text:style-name="T6">:</text:span></text:p>
          <text:p text:style-name="P14"><text:s text:c="3"/></text:p>
        </text:list-header>
        <text:list-item>
          <text:p text:style-name="P26">traverse the array until the nth position.</text:p>
        </text:list-item>
        <text:list-item>
          <text:p text:style-name="P26">Print node-&gt;data.</text:p>
        </text:list-item>
      </text:list>
      <text:p text:style-name="P10"><text:s text:c="7"/></text:p>
      <text:list xml:id="list1420850472" text:style-name="L10">
        <text:list-item>
          <text:list>
            <text:list-item>
              <text:p text:style-name="P28">write a main program to execute all these functions.</text:p>
            </text:list-item>
            <text:list-item>
              <text:p text:style-name="P28">Stop.</text:p>
            </text:list-item>
          </text:list>
        </text:list-item>
      </text:list>
      <text:p text:style-name="P7"/>
      <text:p text:style-name="P6"><text:s text:c="3"/>CODE:</text:p>
      <text:p text:style-name="P6">#include&lt;iostream&gt;</text:p>
      <text:p text:style-name="P6">using namespace std;</text:p>
      <text:p text:style-name="P6"/>
      <text:p text:style-name="P6">struct node{</text:p>
      <text:p text:style-name="P6"/>
      <text:p text:style-name="P6"><text:s text:c="5"/>int data;</text:p>
      <text:p text:style-name="P6"><text:s text:c="5"/>node *next;</text:p>
      <text:p text:style-name="P6"/>
      <text:p text:style-name="P6"><text:s/>};</text:p>
      <text:p text:style-name="P6"/>
      <text:p text:style-name="P6">class list{</text:p>
      <text:p text:style-name="P6"/>
      <text:p text:style-name="P6">int size;</text:p>
      <text:p text:style-name="P6"/>
      <text:p text:style-name="P6">node *head,*ptr,*newptr,*t,*last,*temp;</text:p>
      <text:p text:style-name="P6"/>
      <text:p text:style-name="P6">public:</text:p>
      <text:p text:style-name="P6">list():head(NULL){}</text:p>
      <text:p text:style-name="P6"/>
      <text:p text:style-name="P6">node *create_node()</text:p>
      <text:p text:style-name="P6"><text:s text:c="5"/>{</text:p>
      <text:p text:style-name="P6"><text:s text:c="9"/>int n;</text:p>
      <text:p text:style-name="P6"/>
      <text:p text:style-name="P6"><text:s text:c="9"/>cout&lt;&lt;"\nenter the element:";</text:p>
      <text:p text:style-name="P6"><text:s text:c="9"/>cin&gt;&gt;n;</text:p>
      <text:p text:style-name="P6"/>
      <text:p text:style-name="P6"><text:s text:c="9"/>ptr =new node;</text:p>
      <text:p text:style-name="P6"><text:s text:c="9"/>ptr-&gt;data=n;</text:p>
      <text:p text:style-name="P6"><text:s text:c="9"/>ptr-&gt;next=NULL;</text:p>
      <text:p text:style-name="P6"/>
      <text:p text:style-name="P6"><text:soft-page-break/><text:s text:c="9"/>return ptr;</text:p>
      <text:p text:style-name="P6"/>
      <text:p text:style-name="P6"><text:s text:c="5"/>}</text:p>
      <text:p text:style-name="P6"/>
      <text:p text:style-name="P6">void insert_beg()</text:p>
      <text:p text:style-name="P6"><text:s/>{</text:p>
      <text:p text:style-name="P6"><text:s text:c="4"/>newptr = create_node();</text:p>
      <text:p text:style-name="P6"/>
      <text:p text:style-name="P6"><text:s text:c="4"/>if(head==NULL)</text:p>
      <text:p text:style-name="P6"><text:s text:c="6"/>head=newptr;</text:p>
      <text:p text:style-name="P6"/>
      <text:p text:style-name="P6"><text:s text:c="6"/>else</text:p>
      <text:p text:style-name="P6"><text:s text:c="7"/>{</text:p>
      <text:p text:style-name="P6"><text:s text:c="11"/>t=head;</text:p>
      <text:p text:style-name="P6"><text:s text:c="11"/>head=newptr;</text:p>
      <text:p text:style-name="P6"><text:s text:c="11"/>newptr-&gt;next=t;</text:p>
      <text:p text:style-name="P6"/>
      <text:p text:style-name="P6"><text:s text:c="7"/>}</text:p>
      <text:p text:style-name="P6"><text:s/>}</text:p>
      <text:p text:style-name="P6"/>
      <text:p text:style-name="P6"><text:s/>void insert_last()</text:p>
      <text:p text:style-name="P6"><text:s/>{</text:p>
      <text:p text:style-name="P6"><text:s text:c="5"/>newptr = create_node();</text:p>
      <text:p text:style-name="P6"/>
      <text:p text:style-name="P6"><text:s text:c="5"/>if(head==NULL)</text:p>
      <text:p text:style-name="P6"><text:s text:c="7"/>head=newptr;</text:p>
      <text:p text:style-name="P6"/>
      <text:p text:style-name="P6"><text:s text:c="5"/>else</text:p>
      <text:p text:style-name="P6"><text:s text:c="5"/>{</text:p>
      <text:p text:style-name="P6"><text:s text:c="9"/>last=newptr;</text:p>
      <text:p text:style-name="P6"/>
      <text:p text:style-name="P6"><text:s text:c="9"/>t=head;</text:p>
      <text:p text:style-name="P6"/>
      <text:p text:style-name="P6"><text:s text:c="9"/>while(t-&gt;next!=NULL)</text:p>
      <text:p text:style-name="P6"><text:s text:c="9"/>{</text:p>
      <text:p text:style-name="P6"><text:s text:c="13"/>t=t-&gt;next;</text:p>
      <text:p text:style-name="P6"><text:s text:c="9"/>}</text:p>
      <text:p text:style-name="P6"/>
      <text:p text:style-name="P6"><text:s text:c="9"/>t-&gt;next=last;</text:p>
      <text:p text:style-name="P6"/>
      <text:p text:style-name="P6"><text:s text:c="5"/>}</text:p>
      <text:p text:style-name="P6"><text:s/>}</text:p>
      <text:p text:style-name="P6"/>
      <text:p text:style-name="P6"><text:s/>void insert_n(int n)</text:p>
      <text:p text:style-name="P6"><text:s/>{</text:p>
      <text:p text:style-name="P6"><text:s text:c="5"/>newptr=create_node();</text:p>
      <text:p text:style-name="P6"/>
      <text:p text:style-name="P6"><text:s text:c="5"/>if(n==0)</text:p>
      <text:p text:style-name="P6"><text:soft-page-break/><text:s text:c="5"/>insert_beg();</text:p>
      <text:p text:style-name="P6"/>
      <text:p text:style-name="P6"><text:s text:c="5"/>else</text:p>
      <text:p text:style-name="P6"><text:s text:c="5"/>{</text:p>
      <text:p text:style-name="P6"><text:s text:c="9"/>size=find_size();</text:p>
      <text:p text:style-name="P6"/>
      <text:p text:style-name="P6"><text:s text:c="8"/>if(n&gt;size)</text:p>
      <text:p text:style-name="P6"><text:s text:c="8"/>{</text:p>
      <text:p text:style-name="P6"><text:s text:c="12"/>cout&lt;&lt;"\nerror!element cannot be entered!!!\n";</text:p>
      <text:p text:style-name="P6"><text:s text:c="8"/>}</text:p>
      <text:p text:style-name="P6"/>
      <text:p text:style-name="P6"><text:s text:c="8"/>else</text:p>
      <text:p text:style-name="P6"><text:s text:c="8"/>{</text:p>
      <text:p text:style-name="P6"><text:s text:c="12"/>t=head;</text:p>
      <text:p text:style-name="P6"/>
      <text:p text:style-name="P6"><text:s text:c="12"/>for(int i=1;i&lt;=(n-1);i++)</text:p>
      <text:p text:style-name="P6"><text:s text:c="12"/>{</text:p>
      <text:p text:style-name="P6"><text:s text:c="16"/>t=t-&gt;next;</text:p>
      <text:p text:style-name="P6"><text:s text:c="12"/>}</text:p>
      <text:p text:style-name="P6"/>
      <text:p text:style-name="P6"><text:s text:c="13"/>temp=t-&gt;next;</text:p>
      <text:p text:style-name="P6"><text:s text:c="13"/>t-&gt;next=newptr;</text:p>
      <text:p text:style-name="P6"><text:s text:c="13"/>newptr-&gt;next=temp;</text:p>
      <text:p text:style-name="P6"><text:s text:c="8"/>}</text:p>
      <text:p text:style-name="P6"><text:s text:c="5"/>}</text:p>
      <text:p text:style-name="P6"><text:s/>}</text:p>
      <text:p text:style-name="P6"/>
      <text:p text:style-name="P6"><text:s/>void remove_first()</text:p>
      <text:p text:style-name="P6"><text:s/>{</text:p>
      <text:p text:style-name="P6"><text:s text:c="5"/>if(head==NULL)</text:p>
      <text:p text:style-name="P6"><text:s text:c="5"/>{</text:p>
      <text:p text:style-name="P6"><text:s text:c="9"/>cout&lt;&lt;"\nlist is empty...no deletion possible!!! \n";</text:p>
      <text:p text:style-name="P6"><text:s text:c="5"/>}</text:p>
      <text:p text:style-name="P6"/>
      <text:p text:style-name="P6"><text:s text:c="5"/>else</text:p>
      <text:p text:style-name="P6"><text:s text:c="5"/>{</text:p>
      <text:p text:style-name="P6"><text:s text:c="9"/>t=head;</text:p>
      <text:p text:style-name="P6"/>
      <text:p text:style-name="P6"><text:s text:c="9"/>if(t-&gt;next=NULL)</text:p>
      <text:p text:style-name="P6"><text:s text:c="9"/>{</text:p>
      <text:p text:style-name="P6"><text:s text:c="13"/>head=NULL;</text:p>
      <text:p text:style-name="P6"><text:s text:c="13"/>cout&lt;&lt;"\n element deleted:"&lt;&lt;t-&gt;data;</text:p>
      <text:p text:style-name="P6"><text:s text:c="13"/>delete t;</text:p>
      <text:p text:style-name="P6"><text:s text:c="9"/>}</text:p>
      <text:p text:style-name="P6"/>
      <text:p text:style-name="P6"><text:s text:c="9"/>else</text:p>
      <text:p text:style-name="P6"><text:s text:c="9"/>{</text:p>
      <text:p text:style-name="P6"><text:s text:c="13"/>temp=head;</text:p>
      <text:p text:style-name="P6"><text:soft-page-break/><text:s text:c="13"/>head=temp-&gt;next;</text:p>
      <text:p text:style-name="P6"><text:s text:c="13"/>cout&lt;&lt;"\n element deleted:"&lt;&lt;temp-&gt;data;</text:p>
      <text:p text:style-name="P6"><text:s text:c="13"/>delete temp;</text:p>
      <text:p text:style-name="P6"><text:s text:c="9"/>}</text:p>
      <text:p text:style-name="P6"/>
      <text:p text:style-name="P6"><text:s text:c="5"/>}</text:p>
      <text:p text:style-name="P6"/>
      <text:p text:style-name="P6"><text:s/>}</text:p>
      <text:p text:style-name="P6"/>
      <text:p text:style-name="P6"><text:s/>void remove_last()</text:p>
      <text:p text:style-name="P6"><text:s/>{</text:p>
      <text:p text:style-name="P6"><text:s text:c="4"/>if(head==NULL)</text:p>
      <text:p text:style-name="P6"><text:s text:c="4"/>cout&lt;&lt;"\n empty list!!!deletions not possible!!!\n";</text:p>
      <text:p text:style-name="P6"/>
      <text:p text:style-name="P6"><text:s text:c="4"/>else</text:p>
      <text:p text:style-name="P6"><text:s text:c="4"/>{</text:p>
      <text:p text:style-name="P6"><text:s text:c="8"/>t=head;</text:p>
      <text:p text:style-name="P6"/>
      <text:p text:style-name="P6"><text:s text:c="13"/>while(t-&gt;next!=NULL)</text:p>
      <text:p text:style-name="P6"><text:s text:c="13"/>{ <text:s text:c="2"/>temp=t;</text:p>
      <text:p text:style-name="P6"><text:s text:c="17"/>t=t-&gt;next;</text:p>
      <text:p text:style-name="P6"><text:s text:c="13"/>}</text:p>
      <text:p text:style-name="P6"/>
      <text:p text:style-name="P6"><text:s text:c="7"/>temp-&gt;next=NULL;</text:p>
      <text:p text:style-name="P6"/>
      <text:p text:style-name="P6"><text:s text:c="7"/>cout&lt;&lt;"\n element deleted:"&lt;&lt;t-&gt;data;</text:p>
      <text:p text:style-name="P6"/>
      <text:p text:style-name="P6"><text:s text:c="7"/>delete t;</text:p>
      <text:p text:style-name="P6"/>
      <text:p text:style-name="P6"><text:s text:c="4"/>}</text:p>
      <text:p text:style-name="P6"><text:s/>}</text:p>
      <text:p text:style-name="P6"/>
      <text:p text:style-name="P6"><text:s/>void remove_n(int n)</text:p>
      <text:p text:style-name="P6"><text:s/>{</text:p>
      <text:p text:style-name="P6"><text:s text:c="4"/>if(n==1)</text:p>
      <text:p text:style-name="P6"><text:s text:c="4"/>remove_first();</text:p>
      <text:p text:style-name="P6"/>
      <text:p text:style-name="P6"><text:s text:c="4"/>else</text:p>
      <text:p text:style-name="P6"><text:s text:c="5"/>{</text:p>
      <text:p text:style-name="P6"><text:s text:c="9"/>size=find_size();</text:p>
      <text:p text:style-name="P6"/>
      <text:p text:style-name="P6"><text:s text:c="9"/>if(n&lt;=size)</text:p>
      <text:p text:style-name="P6"><text:s text:c="9"/>{</text:p>
      <text:p text:style-name="P6"><text:s text:c="13"/>if(n==size)</text:p>
      <text:p text:style-name="P6"><text:s text:c="13"/>remove_last();</text:p>
      <text:p text:style-name="P6"><text:s text:c="13"/></text:p>
      <text:p text:style-name="P6"><text:s text:c="13"/>else</text:p>
      <text:p text:style-name="P6"><text:s text:c="13"/>{</text:p>
      <text:p text:style-name="P6"><text:soft-page-break/><text:s text:c="17"/>t=head;</text:p>
      <text:p text:style-name="P6"><text:s text:c="17"/>for(int i=1;i&lt;(n-1);i++)</text:p>
      <text:p text:style-name="P6"><text:s text:c="17"/>{</text:p>
      <text:p text:style-name="P6"><text:s text:c="20"/>t=t-&gt;next; </text:p>
      <text:p text:style-name="P6"><text:s text:c="17"/>}</text:p>
      <text:p text:style-name="P6"><text:s text:c="13"/>}</text:p>
      <text:p text:style-name="P6"><text:s text:c="9"/>}</text:p>
      <text:p text:style-name="P6"/>
      <text:p text:style-name="P6"><text:s text:c="5"/>}</text:p>
      <text:p text:style-name="P6"><text:s/>}</text:p>
      <text:p text:style-name="P6"/>
      <text:p text:style-name="P6"/>
      <text:p text:style-name="P6"><text:s/>void display()</text:p>
      <text:p text:style-name="P6"><text:s/>{</text:p>
      <text:p text:style-name="P6"><text:s text:c="5"/>t=head;</text:p>
      <text:p text:style-name="P6"/>
      <text:p text:style-name="P6"><text:s text:c="5"/>while(t!=NULL)</text:p>
      <text:p text:style-name="P6"><text:s text:c="5"/>{</text:p>
      <text:p text:style-name="P6"><text:s text:c="9"/>cout&lt;&lt;t-&gt;data&lt;&lt;"--&gt;";</text:p>
      <text:p text:style-name="P6"/>
      <text:p text:style-name="P6"><text:s text:c="9"/>t=t-&gt;next;</text:p>
      <text:p text:style-name="P6"><text:s text:c="5"/>}</text:p>
      <text:p text:style-name="P6"/>
      <text:p text:style-name="P6"><text:s/>}</text:p>
      <text:p text:style-name="P6"/>
      <text:p text:style-name="P6"><text:s/>int find_size()</text:p>
      <text:p text:style-name="P6"><text:s/>{</text:p>
      <text:p text:style-name="P6"><text:s text:c="5"/>int s=0;</text:p>
      <text:p text:style-name="P6"/>
      <text:p text:style-name="P6"><text:s text:c="5"/>t=head;</text:p>
      <text:p text:style-name="P6"/>
      <text:p text:style-name="P6"><text:s text:c="5"/>while(t!=NULL)</text:p>
      <text:p text:style-name="P6"><text:s text:c="5"/>{</text:p>
      <text:p text:style-name="P6"><text:s text:c="9"/>s++;</text:p>
      <text:p text:style-name="P6"><text:s text:c="9"/>t=t-&gt;next;</text:p>
      <text:p text:style-name="P6"><text:s text:c="5"/>}</text:p>
      <text:p text:style-name="P6"/>
      <text:p text:style-name="P6"><text:s text:c="4"/>return s;</text:p>
      <text:p text:style-name="P6"><text:s/>}</text:p>
      <text:p text:style-name="P6"/>
      <text:p text:style-name="P6">};</text:p>
      <text:p text:style-name="P6"/>
      <text:p text:style-name="P6">main()</text:p>
      <text:p text:style-name="P6">{</text:p>
      <text:p text:style-name="P6"><text:s text:c="4"/>list l;</text:p>
      <text:p text:style-name="P6"><text:s text:c="4"/>l.insert_beg();</text:p>
      <text:p text:style-name="P6"><text:s text:c="4"/>l.display();</text:p>
      <text:p text:style-name="P6"><text:s text:c="4"/>l.remove_first();</text:p>
      <text:p text:style-name="P6"><text:soft-page-break/><text:s text:c="4"/>l.insert_last();</text:p>
      <text:p text:style-name="P6"><text:s text:c="4"/>l.display();*/</text:p>
      <text:p text:style-name="P6"><text:s text:c="4"/>l.insert_beg();</text:p>
      <text:p text:style-name="P6"><text:s text:c="4"/>l.display();</text:p>
      <text:p text:style-name="P6"><text:s text:c="4"/>l.insert_n(2);</text:p>
      <text:p text:style-name="P6"><text:s text:c="4"/>l.display();</text:p>
      <text:p text:style-name="P6"><text:s text:c="4"/>l.remove_first();</text:p>
      <text:p text:style-name="P6"><text:s text:c="4"/>l.display();</text:p>
      <text:p text:style-name="P6"><text:s text:c="4"/>l.insert_last();</text:p>
      <text:p text:style-name="P6"><text:s text:c="4"/>l.display();</text:p>
      <text:p text:style-name="P6"><text:s text:c="4"/>l.remove_last();</text:p>
      <text:p text:style-name="P6"><text:s text:c="4"/>l.display();</text:p>
      <text:p text:style-name="P6"/>
      <text:p text:style-name="P6"><text:s text:c="4"/>return 0;</text:p>
      <text:p text:style-name="P6"/>
      <text:p text:style-name="P6">}</text:p>
      <text:p text:style-name="P7"/>
      <text:p text:style-name="P6"/>
      <text:p text:style-name="P6"><text:s text:c="3"/>TESTING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HERIFF" svg:font-family="'Liberation SHERIFF'"/>
    <style:font-face style:name="Liberation Sheriff" svg:font-family="'Liberation Sheriff'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  <style:text-properties style:font-name-complex="Calibri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eelakshmi S</meta:initial-creator>
    <meta:creation-date>2015-03-12T10:32:35</meta:creation-date>
    <meta:generator>LibreOffice/3.5$Linux_X86_64 LibreOffice_project/350m1$Build-2</meta:generator>
    <dc:date>2015-04-16T12:32:29</dc:date>
    <dc:creator>Sreelakshmi S</dc:creator>
    <meta:editing-duration>P0D</meta:editing-duration>
    <meta:editing-cycles>5</meta:editing-cycles>
    <meta:document-statistic meta:table-count="0" meta:image-count="0" meta:object-count="0" meta:page-count="8" meta:paragraph-count="266" meta:word-count="904" meta:character-count="6381" meta:non-whitespace-character-count="4541"/>
  </office:meta>
</office:document-meta>
</file>